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000000200C3B6BABCB882C56B.png" manifest:media-type="image/png"/>
  <manifest:file-entry manifest:full-path="Pictures/100002010000007600000029ABF5F7A91F7A9EF9.png" manifest:media-type="image/png"/>
  <manifest:file-entry manifest:full-path="Pictures/1000020100000800000002308E131A136717A6A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indent="-0.25in" style:auto-text-indent="false" fo:break-before="auto" fo:break-after="auto"/>
    </style:style>
    <style:style style:name="P4"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fo:break-before="auto" fo:break-after="auto"/>
    </style:style>
    <style:style style:name="P5"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style:style>
    <style:style style:name="P6" style:family="paragraph" style:parent-style-name="Standard" style:list-style-name="WWNum1">
      <style:paragraph-properties fo:margin-left="0.5in" fo:margin-right="0.0626in" fo:margin-top="0in" fo:margin-bottom="0in" loext:contextual-spacing="false" fo:text-indent="-0.25in" style:auto-text-indent="false" fo:break-before="auto" fo:break-after="auto"/>
    </style:style>
    <style:style style:name="P7"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fo:break-before="auto" fo:break-after="auto"/>
    </style:style>
    <style:style style:name="P8" style:family="paragraph" style:parent-style-name="Standard" style:list-style-name="WWNum1">
      <style:paragraph-properties fo:margin-left="1in" fo:margin-right="0.0626in" fo:margin-top="0in" fo:margin-bottom="0in" loext:contextual-spacing="false" fo:text-indent="-0.25in" style:auto-text-indent="false" fo:break-before="auto" fo:break-after="auto"/>
    </style:style>
    <style:style style:name="P9"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fo:break-before="auto" fo:break-after="auto"/>
    </style:style>
    <style:style style:name="P10" style:family="paragraph" style:parent-style-name="Standard" style:list-style-name="WWNum1">
      <style:paragraph-properties fo:margin-left="1in" fo:margin-right="0.0626in" fo:margin-top="0in" fo:margin-bottom="0in" loext:contextual-spacing="false" fo:text-indent="-0.25in" style:auto-text-indent="false"/>
    </style:style>
    <style:style style:name="P11" style:family="paragraph" style:parent-style-name="Standard" style:list-style-name="WWNum1">
      <style:paragraph-properties fo:margin-left="1in" fo:margin-right="0.0626in" fo:margin-top="0in" fo:margin-bottom="0.0626in" loext:contextual-spacing="false" fo:text-indent="-0.25in" style:auto-text-indent="false" fo:break-before="auto" fo:break-after="auto"/>
    </style:style>
    <style:style style:name="P12"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fo:break-before="auto" fo:break-after="auto"/>
    </style:style>
    <style:style style:name="P13"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style:style>
    <style:style style:name="P14"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5"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style>
    <style:style style:name="P16"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tab-stops>
          <style:tab-stop style:position="0.25in"/>
        </style:tab-stops>
      </style:paragraph-properties>
    </style:style>
    <style:style style:name="P17" style:family="paragraph" style:parent-style-name="Standard">
      <style:paragraph-properties fo:margin-left="0in" fo:margin-right="0.0626in" fo:text-indent="0in" style:auto-text-indent="false" fo:break-before="auto" fo:break-after="auto"/>
      <style:text-properties fo:color="#666666" style:font-name="Calibri" fo:font-size="11pt" style:font-name-asian="Calibri1" style:font-size-asian="11pt" style:font-name-complex="Calibri1" style:font-size-complex="11pt"/>
    </style:style>
    <style:style style:name="P18" style:family="paragraph" style:parent-style-name="Standard">
      <style:paragraph-properties fo:margin-left="0in" fo:margin-right="0.0626in" fo:text-align="justify" style:justify-single-word="false" fo:text-indent="0in" style:auto-text-indent="false" fo:break-before="auto" fo:break-after="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3"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4"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loext:graphic-properties draw:fill="solid" draw:fill-color="#a0a0a0"/>
      <style:paragraph-properties fo:text-align="center"/>
    </style:style>
    <style:style style:name="T1" style:family="text">
      <style:text-properties fo:color="#0db7ed" style:font-name="Arial" fo:font-size="11pt" style:font-name-asian="Arial1" style:font-size-asian="11pt" style:font-name-complex="Arial1" style:font-size-complex="11pt"/>
    </style:style>
    <style:style style:name="T2" style:family="text">
      <style:text-properties fo:color="#0db7ed" fo:font-size="20pt" fo:font-weight="normal" style:font-size-asian="20pt" style:font-weight-asian="normal" style:font-size-complex="20pt"/>
    </style:style>
    <style:style style:name="T3" style:family="text">
      <style:text-properties fo:color="#384d54" fo:font-size="12pt" style:font-size-asian="12pt" style:font-size-complex="12pt"/>
    </style:style>
    <style:style style:name="T4" style:family="text">
      <style:text-properties fo:color="#384d54" fo:font-size="9pt" style:font-size-asian="9pt" style:font-size-complex="9pt"/>
    </style:style>
    <style:style style:name="T5" style:family="text">
      <style:text-properties fo:font-variant="normal" fo:text-transform="none" fo:color="#384d54"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6"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T7"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8" style:family="text">
      <style:text-properties style:font-name="Arial" fo:font-size="11pt" style:font-name-asian="Arial1" style:font-size-asian="11pt" style:font-name-complex="Arial1" style:font-size-complex="11pt"/>
    </style:style>
    <style:style style:name="T9" style:family="text">
      <style:text-properties fo:color="#666666" style:font-name="Calibri" fo:font-size="11pt" style:font-name-asian="Calibri1" style:font-size-asian="11pt" style:font-name-complex="Calibri1" style:font-size-complex="11pt"/>
    </style:style>
    <style:style style:name="T10" style:family="text">
      <style:text-properties fo:color="#666666" style:font-name="Calibri" fo:font-size="11pt" style:text-underline-style="none" style:font-name-asian="Calibri1" style:font-size-asian="11pt" style:font-name-complex="Calibri1" style:font-size-complex="11pt"/>
    </style:style>
    <style:style style:name="T11" style:family="text">
      <style:text-properties fo:color="#666666" style:font-name="Calibri" fo:font-size="11pt" style:text-underline-style="solid" style:text-underline-width="auto" style:text-underline-color="font-color" style:font-name-asian="Calibri1" style:font-size-asian="11pt" style:font-name-complex="Calibri1" style:font-size-complex="11pt"/>
    </style:style>
    <style:style style:name="T12" style:family="text">
      <style:text-properties fo:color="#1155cc" style:font-name="Calibri" fo:font-size="11pt" style:text-underline-style="solid" style:text-underline-width="auto" style:text-underline-color="font-color"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png" text:anchor-type="as-char" svg:width="0.2083in" svg:height="0.2083in" draw:z-index="0"><draw:image xlink:href="Pictures/100002010000020000000200C3B6BABCB882C56B.png" xlink:type="simple" xlink:show="embed" xlink:actuate="onLoad" loext:mime-type="image/png"/></draw:frame><text:span text:style-name="T1"><text:s/></text:span><text:span text:style-name="T3">Legislación FCT</text:span></text:p>
      <text:p text:style-name="P1"><draw:rect text:anchor-type="as-char" style:rel-width="100%" draw:z-index="3" draw:style-name="gr1" draw:text-style-name="P25" svg:width="0.0012in" svg:height="0.0213in"><text:p/></draw:rect></text:p>
      <text:list xml:id="list3718072544" text:style-name="WWNum1">
        <text:list-item>
          <text:p text:style-name="P3"><text:span text:style-name="T9">Funciones del tutor FCT.</text:span></text:p>
          <text:list>
            <text:list-item>
              <text:p text:style-name="P8"><text:span text:style-name="T9">Instrucciones inicio de curso 21/22, artículo 7.1</text:span></text:p>
            </text:list-item>
          </text:list>
        </text:list-item>
        <text:list-item>
          <text:p text:style-name="P6"><text:span text:style-name="T9">Aspectos curso 21/22 sobre FCT</text:span></text:p>
          <text:list>
            <text:list-item>
              <text:p text:style-name="P10"><text:span text:style-name="T9">Instrucciones inicio de curso 21/22, artículo 17</text:span></text:p>
            </text:list-item>
          </text:list>
        </text:list-item>
        <text:list-item>
          <text:p text:style-name="P6"><text:span text:style-name="T9">Regulación general módulo FCT</text:span></text:p>
          <text:list>
            <text:list-item>
              <text:p text:style-name="P8"><text:span text:style-name="T9">ORDEN 77/2010 de 27 de agosto, regula el módulo profesional de FCT</text:span></text:p>
            </text:list-item>
            <text:list-item>
              <text:p text:style-name="P8"><text:span text:style-name="T9">Información y por quien se modifica </text:span><text:a xlink:type="simple" xlink:href="https://dogv.gva.es/portal/ficha_disposicion_pc.jsp?sig=009647/2010&amp;L=1" text:style-name="ListLabel_20_10" text:visited-style-name="ListLabel_20_10"><text:span text:style-name="T12">https://dogv.gva.es/portal/ficha_disposicion_pc.jsp?sig=009647/2010&amp;L=1</text:span></text:a></text:p>
            </text:list-item>
          </text:list>
        </text:list-item>
        <text:list-item>
          <text:p text:style-name="P6"><text:span text:style-name="T9">Acceso a módulo FCT en semipresencial o a distancia:</text:span></text:p>
          <text:list>
            <text:list-item>
              <text:p text:style-name="P11"><text:span text:style-name="T9">ORDEN 33/2011, de 18 de mayo, de la Conselleria de Educación.</text:span></text:p>
            </text:list-item>
          </text:list>
        </text:list-item>
      </text:list>
      <text:p text:style-name="P14"><draw:frame draw:style-name="fr1" draw:name="Image1" text:anchor-type="as-char" svg:width="0.2083in" svg:height="0.2083in" draw:z-index="0"><draw:image xlink:href="Pictures/100002010000020000000200C3B6BABCB882C56B.png" xlink:type="simple" xlink:show="embed" xlink:actuate="onLoad" loext:mime-type="image/png"/></draw:frame><text:span text:style-name="T1"><text:s/></text:span><text:span text:style-name="T3">Convocatorias y renuncias módulo FCT</text:span></text:p>
      <text:p text:style-name="P16"><draw:rect text:anchor-type="as-char" style:rel-width="100%" draw:z-index="4" draw:style-name="gr1" draw:text-style-name="P25" svg:width="0.0012in" svg:height="0.0213in"><text:p/></draw:rect></text:p>
      <text:list xml:id="list23312242238889" text:continue-numbering="true" text:style-name="WWNum1">
        <text:list-item>
          <text:p text:style-name="P4"><text:span text:style-name="T9">Extraído de Instrucciones inicio de curso 21/22, artículo 13</text:span></text:p>
          <text:list>
            <text:list-item>
              <text:p text:style-name="P9"><text:span text:style-name="T9">Convocatorias Módulo FCT: <text:s/>para el módulo de FCT, sólo podrá presentarse en 2 convocatorias en la modalidad presencial y 2 convocatorias en la modalidad semipresencial, por lo tanto, dispone de un máximo de 4 convocatorias entre las dos modalidades. Las actividades de FCT sólo podrán realizarse 2 veces, preferentemente la segunda en un centro de trabajo diferente a la primera.</text:span></text:p>
            </text:list-item>
            <text:list-item>
              <text:p text:style-name="P9"><text:span text:style-name="T9">Se puede renunciar al módulo de FCT bajo los mismos supuestos que los descritos para la renuncia general de otros módulos.</text:span></text:p>
            </text:list-item>
            <text:list-item>
              <text:p text:style-name="P9"><text:span text:style-name="T9">La solicitud para que se admita esta renuncia se podrá efectuar durante todo el periodo previsto para la realización del módulo o la unidad formativa de FCT.</text:span></text:p>
            </text:list-item>
            <text:list-item>
              <text:p text:style-name="P9"><text:span text:style-name="T9">La renuncia a la evaluación y calificación en alguna convocatoria del módulo de FCT implica, a su vez, la renuncia en la misma convocatoria a la evaluación y calificación del módulo profesional de Proyecto.</text:span></text:p>
            </text:list-item>
            <text:list-item>
              <text:p text:style-name="P13"><text:span text:style-name="T9">Cuando la resolución adoptada sea favorable, si el alumno o la alumna dispone de una nueva convocatoria para el módulo de FCT en el mismo curso académico, el equipo docente podrá decidir si las horas efectuadas hasta el momento de la concesión de la renuncia a la convocatoria, con un mínimo de 100, le son contabilizadas como realizadas y, en consecuencia, sólo tendría que realizar las horas que faltan hasta completar las asignadas a este módulo profesional.</text:span></text:p>
            </text:list-item>
          </text:list>
        </text:list-item>
      </text:list>
      <text:p text:style-name="P16"><draw:frame draw:style-name="fr1" draw:name="Image2" text:anchor-type="as-char" svg:width="0.2083in" svg:height="0.2083in" draw:z-index="0"><draw:image xlink:href="Pictures/100002010000020000000200C3B6BABCB882C56B.png" xlink:type="simple" xlink:show="embed" xlink:actuate="onLoad" loext:mime-type="image/png"/></draw:frame><text:span text:style-name="T1"><text:s/></text:span><text:span text:style-name="T3">Acceso FCT</text:span></text:p>
      <text:p text:style-name="P15"><draw:rect text:anchor-type="as-char" style:rel-width="100%" draw:z-index="5" draw:style-name="gr1" draw:text-style-name="P25" svg:width="0.0012in" svg:height="0.0213in"><text:p/></draw:rect></text:p>
      <text:list xml:id="list23310661279214" text:continue-numbering="true" text:style-name="WWNum1">
        <text:list-item>
          <text:p text:style-name="P5"><text:span text:style-name="T9">Extraído de Instrucciones inicio de curso 21/22, artículo 17.</text:span></text:p>
        </text:list-item>
        <text:list-item>
          <text:p text:style-name="P7"><text:span text:style-name="T9">El acceso a la FCT se realiza tras superar todos los módulos del ciclo formativo.</text:span></text:p>
        </text:list-item>
        <text:list-item>
          <text:p text:style-name="P7"><text:span text:style-name="T9">Los alumnos que tengan pendiente de superar uno o más módulos cuya suma horaria sea igual o inferior a 240 horas podrán acceder o no al módulo profesional de FCT en función de la decisión del equipo docente adoptada de forma colegiada o, si no es posible, por mayoría simple con voto de calidad del tutor o la tutora del ciclo formativo en caso de empate.</text:span></text:p>
          <text:list>
            <text:list-item>
              <text:p text:style-name="P9"><text:span text:style-name="T9">Si se autoriza el acceso al alumnado, deberá presentarse para recuperar los módulos pendientes. Por eso, durante el periodo de realización de FCT, deberá compatibilizarse con la asistencia a clase y/o el seguimiento de las actividades de recuperación que se establezcan.</text:span></text:p>
            </text:list-item>
            <text:list-item>
              <text:p text:style-name="P12"><text:soft-page-break/><text:span text:style-name="T9">Si no se autoriza el acceso al módulo de FCT, deberá repetir los módulos pendientes como alumno escolarizado y se matriculará solo de estos módulos.</text:span></text:p>
            </text:list-item>
          </text:list>
        </text:list-item>
      </text:list>
      <text:p text:style-name="P17"/>
      <text:p text:style-name="P16"><draw:frame draw:style-name="fr1" draw:name="Image3" text:anchor-type="as-char" svg:width="0.2083in" svg:height="0.2083in" draw:z-index="0"><draw:image xlink:href="Pictures/100002010000020000000200C3B6BABCB882C56B.png" xlink:type="simple" xlink:show="embed" xlink:actuate="onLoad" loext:mime-type="image/png"/></draw:frame><text:span text:style-name="T1"><text:s/></text:span><text:span text:style-name="T3">Exención FCT</text:span></text:p>
      <text:p text:style-name="P15"><draw:rect text:anchor-type="as-char" style:rel-width="100%" draw:z-index="6" draw:style-name="gr1" draw:text-style-name="P25" svg:width="0.0012in" svg:height="0.0213in"><text:p/></draw:rect></text:p>
      <text:list xml:id="list23311735470756" text:continue-numbering="true" text:style-name="WWNum1">
        <text:list-item>
          <text:p text:style-name="P5"><text:span text:style-name="T9">Extraído de Instrucciones inicio de curso 21/22, artículo 17.2.</text:span></text:p>
        </text:list-item>
        <text:list-item>
          <text:p text:style-name="P7"><text:span text:style-name="T9">Se podrá determinar la exención total o parcial del módulo profesional de FCT por su correspondencia con la práctica laboral, siempre que se acredite, al menos, un año a tiempo completo, o su equivalente a tiempo parcial, de experiencia relacionada con los estudios profesionales que permitan demostrar la adquisición de las capacidades correspondientes al módulo profesional de FCT.</text:span></text:p>
        </text:list-item>
        <text:list-item>
          <text:p text:style-name="P7"><text:span text:style-name="T9">Se solicitará la exención después de formalizar la matrícula del módulo de FCT o fuera del periodo de matrícula, siempre con una antelación mínima de 30 días hábiles al inicio previsto de las prácticas.</text:span></text:p>
        </text:list-item>
        <text:list-item>
          <text:p text:style-name="P7"><text:span text:style-name="T9">Para solicitar la exención, se presentará la documentación detallada en el punto 17.3 de las instrucciones de inicio de curso 21/22 en la secretaría del centro docente. (Contactar con el tutor/a).</text:span></text:p>
        </text:list-item>
        <text:list-item>
          <text:p text:style-name="P7"><text:span text:style-name="T9">Las exenciones podrán ser totales o parciales:</text:span></text:p>
          <text:list>
            <text:list-item>
              <text:p text:style-name="P9"><text:span text:style-name="T9">La exención total se otorga a quien haya acreditado, como mínimo, la capacitación suficiente del 85 % de las competencias profesionales establecidas en el programa formativo. El alumno o la alumna no cursará el módulo profesional o la unidad formativa de FCT, y en su expediente académico y las actas de evaluación constará como exento del módulo profesional de FCT.</text:span></text:p>
            </text:list-item>
            <text:list-item>
              <text:p text:style-name="P12"><text:span text:style-name="T9">La exención parcial se otorga a quien haya acreditado la capacitación suficiente de parte de las competencias profesionales establecidas en el programa formativo, pero que no llegue al 85 % de estas. En este caso, solo se realizarán las actividades conducentes a la adquisición de las capacidades terminales (LOGSE) o resultados de aprendizaje (LOE) no adquiridos.</text:span></text:p>
            </text:list-item>
          </text:list>
        </text:list-item>
      </text:list>
      <text:p text:style-name="P14"><draw:frame draw:style-name="fr1" draw:name="Image4" text:anchor-type="as-char" svg:width="0.2083in" svg:height="0.2083in" draw:z-index="0"><draw:image xlink:href="Pictures/100002010000020000000200C3B6BABCB882C56B.png" xlink:type="simple" xlink:show="embed" xlink:actuate="onLoad" loext:mime-type="image/png"/></draw:frame><text:span text:style-name="T1"><text:s/></text:span><text:span text:style-name="T3">Periodo FCT</text:span></text:p>
      <text:p text:style-name="P15"><draw:rect text:anchor-type="as-char" style:rel-width="100%" draw:z-index="7" draw:style-name="gr1" draw:text-style-name="P25" svg:width="0.0012in" svg:height="0.0213in"><text:p/></draw:rect></text:p>
      <text:list xml:id="list23312087183289" text:continue-numbering="true" text:style-name="WWNum1">
        <text:list-item>
          <text:p text:style-name="P4"><text:span text:style-name="T9">El módulo de FCT se hará, con carácter general, al final del ciclo y en periodo lectivo.</text:span></text:p>
        </text:list-item>
        <text:list-item>
          <text:p text:style-name="P7"><text:span text:style-name="T9">La realización de la FCT en periodo extraordinario requerirá un informe motivado de la Inspección de Educación, que resolverá y lo notificará al centro educativo y a la Dirección General de Formación Profesional y Enseñanzas de Régimen Especial.</text:span></text:p>
        </text:list-item>
        <text:list-item>
          <text:p text:style-name="P7"><text:span text:style-name="T9">Se podrá solicitar la realización o finalización del módulo profesional o unidad formativa de FCT en periodos de carácter extraordinario por causas objetivas como pueda ser la falta de puestos formativos, la estacionalidad del sector, la interrupción del periodo de prácticas o cualquier otra que haga imposible la completa realización de las prácticas en el periodo ordinario, y se deberá contar en todo caso con el consentimiento del tutor y de los alumnos afectados. Se entiende por periodo extraordinario la realización de prácticas:</text:span></text:p>
          <text:list>
            <text:list-item>
              <text:p text:style-name="P9"><text:span text:style-name="T9">Con anterioridad a la finalización y evaluación del resto de módulos formativos, con excepción del módulo profesional de Proyecto en los ciclos formativos de grado superior.</text:span></text:p>
            </text:list-item>
            <text:list-item>
              <text:p text:style-name="P9"><text:span text:style-name="T9">El mes de agosto.</text:span></text:p>
            </text:list-item>
            <text:list-item>
              <text:p text:style-name="P9"><text:span text:style-name="T9">En periodos escolares no lectivos.</text:span></text:p>
            </text:list-item>
            <text:list-item>
              <text:p text:style-name="P9"><text:span text:style-name="T9">Durante los fines de semana o festivos laborales, con excepción de las familias profesionales de algunas familias profesionales (se incluye “</text:span><text:span text:style-name="T11">Informática y comunicaciones</text:span><text:span text:style-name="T9">”).</text:span></text:p>
            </text:list-item>
          </text:list>
        </text:list-item>
        <text:list-item>
          <text:p text:style-name="P7"><text:span text:style-name="T9">Se requerirá la autorización de la Inspección de Educación, a petición de la dirección del centro a instancias del equipo educativo. </text:span></text:p>
          <text:list>
            <text:list-item>
              <text:p text:style-name="P9"><text:span text:style-name="T9">Incluirá una justificación razonada, el programa formativo, el calendarioy los horarios propuestos, y los mecanismos para el seguimiento y el control tutorial.</text:span></text:p>
            </text:list-item>
            <text:list-item>
              <text:p text:style-name="P9"><text:span text:style-name="T9">Sin embargo, en el caso de realizar la FCT en las vacaciones de Pascua o Navidad, fines de semana o fiestas laborales, no será necesario un informe previo y será suficiente la comunicación previa a la Inspección de Educación.</text:span></text:p>
            </text:list-item>
            <text:list-item>
              <text:p text:style-name="P9"><text:span text:style-name="T9">La solicitud del periodo extraordinario se tendrá que formular, al menos, 30 días hábiles antes de la fecha para la que se solicita autorización.</text:span></text:p>
            </text:list-item>
            <text:list-item>
              <text:p text:style-name="P12"><text:span text:style-name="T9">En ningún caso se podrá empezar sin el informe motivado de la Inspección de Educación, que resolverá y notificará la resolución de autorización al centro educativo y a la dirección general competente en materia de FP.</text:span></text:p>
            </text:list-item>
          </text:list>
        </text:list-item>
      </text:list>
      <text:p text:style-name="P14"><draw:frame draw:style-name="fr1" draw:name="Image5" text:anchor-type="as-char" svg:width="0.2083in" svg:height="0.2083in" draw:z-index="0"><draw:image xlink:href="Pictures/100002010000020000000200C3B6BABCB882C56B.png" xlink:type="simple" xlink:show="embed" xlink:actuate="onLoad" loext:mime-type="image/png"/></draw:frame><text:span text:style-name="T1"><text:s/></text:span><text:span text:style-name="T3">Aspectos FCT en semipresencial o a distancia</text:span></text:p>
      <text:p text:style-name="P15"><text:soft-page-break/><draw:rect text:anchor-type="as-char" style:rel-width="100%" draw:z-index="8" draw:style-name="gr1" draw:text-style-name="P25" svg:width="0.0012in" svg:height="0.0213in"><text:p/></draw:rect></text:p>
      <text:list xml:id="list23311525730501" text:continue-numbering="true" text:style-name="WWNum1">
        <text:list-item>
          <text:p text:style-name="P4"><text:span text:style-name="T9">En los centros públicos, para acceder al módulo de FCT, se estará a lo que establece la disposición final cuarta de la Orden 33/2011, de 18 de mayo, de modificación de los artículos 6 y 10 de la Orden de 4 de julio 2008.</text:span></text:p>
        </text:list-item>
        <text:list-item>
          <text:p text:style-name="P7"><text:span text:style-name="T9">Matrícula:</text:span></text:p>
          <text:list>
            <text:list-item>
              <text:p text:style-name="P9"><text:span text:style-name="T9">En caso de módulos pendientes, el alumno ha de matricularse en los módulos de FCT y proyecto en el centro donde curse dichos módulos. Si tiene todo aprobado, puede solicitar traslado de expediente.</text:span></text:p>
            </text:list-item>
            <text:list-item>
              <text:p text:style-name="P9"><text:span text:style-name="T9">El alumnado en condiciones de solicitar exención total del módulo, podrá confirmar la matrícula en dicho módulo y en el módulo de proyecto.</text:span></text:p>
            </text:list-item>
            <text:list-item>
              <text:p text:style-name="P9"><text:span text:style-name="T9">El alumnado que se encuentre en condiciones de realizar FCT y de solicitar la exención total o parcial del módulo de Formación en Centros de Trabajo podrá confirmar la matrícula de dicho módulo y, en su caso, del módulo de Proyecto. </text:span></text:p>
            </text:list-item>
            <text:list-item>
              <text:p text:style-name="P9"><text:span text:style-name="T9">Con objeto de facilitar la asistencia y adaptar el horario en el centro de trabajo a las necesidades y disponibilidad del alumnado derivadas de su propia situación laboral y personal, los centros podrán adaptar las programaciones del módulo de Formación en Centros de Trabajo a las especiales características del alumnado de régimen semipresencial o a distancia.</text:span></text:p>
            </text:list-item>
            <text:list-item>
              <text:p text:style-name="P12"><text:span text:style-name="T9">La matrícula en FCT se podrá realizar cuando se hayan superado al menos 800 horas antes del periodo de matriculación. En los límites establecidos no computará la carga horaria del módulo de FCT.</text:span></text:p>
            </text:list-item>
          </text:list>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alibri" fo:font-family="Calibri" style:font-family-generic="roman" style:font-pitch="variable" fo:font-size="11pt" style:text-underline-style="solid" style:text-underline-width="auto" style:text-underline-color="font-color"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2.png" text:anchor-type="as-char" svg:width="0.7291in" svg:height="0.2083in" draw:z-index="11"><draw:image xlink:href="Pictures/1000020100000800000002308E131A136717A6AE.png" xlink:type="simple" xlink:show="embed" xlink:actuate="onLoad" loext:mime-type="image/png"/></draw:frame><text:span text:style-name="MT1"><text:s/>Resumen sobre FCT</text:span><draw:frame draw:style-name="Mfr2" draw:name="image3.png" text:anchor-type="char" svg:x="6.4898in" svg:y="0.3228in" svg:width="1.0091in" svg:height="0.3535in" draw:z-index="2"><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3" meta:paragraph-count="60" meta:word-count="1350" meta:character-count="8125" meta:non-whitespace-character-count="6865"/>
    <meta:generator>LibreOfficeDev/6.0.5.2$Linux_X86_64 LibreOffice_project/</meta:generator>
  </office:meta>
</office:document-meta>
</file>